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Arial"/>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3771in" style:rel-column-width="3423*"/>
    </style:style>
    <style:style style:name="Таблица1.B" style:family="table-column">
      <style:table-column-properties style:column-width="0.6819in" style:rel-column-width="982*"/>
    </style:style>
    <style:style style:name="Таблица1.C" style:family="table-column">
      <style:table-column-properties style:column-width="0.625in" style:rel-column-width="900*"/>
    </style:style>
    <style:style style:name="Таблица1.D" style:family="table-column">
      <style:table-column-properties style:column-width="0.5681in" style:rel-column-width="818*"/>
    </style:style>
    <style:style style:name="Таблица1.E" style:family="table-column">
      <style:table-column-properties style:column-width="0.5014in" style:rel-column-width="722*"/>
    </style:style>
    <style:style style:name="Таблица1.F" style:family="table-column">
      <style:table-column-properties style:column-width="0.8056in" style:rel-column-width="1160*"/>
    </style:style>
    <style:style style:name="Таблица1.G" style:family="table-column">
      <style:table-column-properties style:column-width="1.134in" style:rel-column-width="1633*"/>
    </style:style>
    <style:style style:name="Таблица1.A1" style:family="table-cell">
      <style:table-cell-properties fo:padding="0.0382in" fo:border-left="0.5pt solid #000000" fo:border-right="none" fo:border-top="0.5pt solid #000000" fo:border-bottom="0.5pt solid #000000"/>
    </style:style>
    <style:style style:name="Таблица1.G1" style:family="table-cell">
      <style:table-cell-properties fo:padding="0.0382in" fo:border="0.5pt solid #000000"/>
    </style:style>
    <style:style style:name="Таблица1.A2" style:family="table-cell">
      <style:table-cell-properties fo:padding="0.0382in" fo:border-left="0.5pt solid #000000" fo:border-right="none" fo:border-top="none" fo:border-bottom="0.5pt solid #000000"/>
    </style:style>
    <style:style style:name="Таблица1.G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line-height="100%"/>
      <style:text-properties style:font-name="Times New Roman" fo:font-size="14pt" fo:font-weight="bold" officeooo:rsid="0017871f" officeooo:paragraph-rsid="0017871f" style:font-size-asian="12.25pt" style:font-weight-asian="bold" style:font-size-complex="14pt" style:font-weight-complex="bold"/>
    </style:style>
    <style:style style:name="P3" style:family="paragraph" style:parent-style-name="Standard">
      <style:paragraph-properties fo:line-height="100%"/>
      <style:text-properties style:font-name="Times New Roman" fo:font-size="14pt" fo:language="uk" fo:country="UA" officeooo:rsid="001aa163" officeooo:paragraph-rsid="001aa163" style:font-size-asian="12.25pt" style:font-size-complex="14pt"/>
    </style:style>
    <style:style style:name="P4" style:family="paragraph" style:parent-style-name="Standard">
      <style:paragraph-properties fo:line-height="100%"/>
      <style:text-properties style:font-name="Times New Roman" fo:font-size="14pt" fo:language="uk" fo:country="UA" officeooo:rsid="001b0a35" officeooo:paragraph-rsid="001b0a35" style:font-size-asian="12.25pt" style:font-size-complex="14pt"/>
    </style:style>
    <style:style style:name="P5" style:family="paragraph" style:parent-style-name="Standard">
      <style:paragraph-properties fo:line-height="100%"/>
      <style:text-properties style:font-name="Times New Roman" fo:font-size="14pt" fo:language="uk" fo:country="UA" officeooo:rsid="001c15a9" officeooo:paragraph-rsid="001c15a9" style:font-size-asian="12.25pt" style:font-size-complex="14pt"/>
    </style:style>
    <style:style style:name="P6" style:family="paragraph" style:parent-style-name="Standard">
      <style:paragraph-properties fo:line-height="100%"/>
      <style:text-properties style:font-name="Times New Roman" fo:font-size="14pt" fo:language="uk" fo:country="UA" officeooo:rsid="001c15a9" officeooo:paragraph-rsid="001f3537" style:font-size-asian="12.25pt" style:font-size-complex="14pt"/>
    </style:style>
    <style:style style:name="P7" style:family="paragraph" style:parent-style-name="Standard">
      <style:paragraph-properties fo:line-height="100%"/>
      <style:text-properties style:font-name="Times New Roman" fo:font-size="14pt" fo:language="uk" fo:country="UA" officeooo:rsid="0039560d" officeooo:paragraph-rsid="0039560d" style:font-size-asian="12.25pt" style:font-size-complex="14pt"/>
    </style:style>
    <style:style style:name="P8" style:family="paragraph" style:parent-style-name="Standard">
      <style:paragraph-properties fo:line-height="100%"/>
      <style:text-properties style:font-name="Times New Roman" fo:font-size="14pt" fo:language="uk" fo:country="UA" officeooo:rsid="00222204" officeooo:paragraph-rsid="002a91b6" style:font-size-asian="14pt" style:font-size-complex="14pt"/>
    </style:style>
    <style:style style:name="P9" style:family="paragraph" style:parent-style-name="Standard">
      <style:paragraph-properties fo:line-height="100%"/>
      <style:text-properties style:font-name="Times New Roman" fo:font-size="14pt" fo:language="uk" fo:country="UA" officeooo:rsid="00222204" officeooo:paragraph-rsid="002b8dbe" style:font-size-asian="14pt" style:font-size-complex="14pt"/>
    </style:style>
    <style:style style:name="P10" style:family="paragraph" style:parent-style-name="Standard">
      <style:paragraph-properties fo:line-height="100%"/>
      <style:text-properties style:font-name="Times New Roman" fo:font-size="14pt" fo:language="uk" fo:country="UA" officeooo:rsid="00222204" officeooo:paragraph-rsid="002c41b8" style:font-size-asian="14pt" style:font-size-complex="14pt"/>
    </style:style>
    <style:style style:name="P11" style:family="paragraph" style:parent-style-name="Standard">
      <style:paragraph-properties fo:line-height="100%"/>
      <style:text-properties style:font-name="Times New Roman" fo:font-size="14pt" fo:language="uk" fo:country="UA" officeooo:rsid="00222204" officeooo:paragraph-rsid="002ceea6" style:font-size-asian="14pt" style:font-size-complex="14pt"/>
    </style:style>
    <style:style style:name="P12" style:family="paragraph" style:parent-style-name="Standard">
      <style:paragraph-properties fo:line-height="100%"/>
      <style:text-properties style:font-name="Times New Roman" fo:font-size="14pt" fo:language="uk" fo:country="UA" fo:font-style="normal" officeooo:rsid="001c15a9" officeooo:paragraph-rsid="003105dd" style:font-size-asian="14pt" style:font-style-asian="normal" style:font-size-complex="14pt" style:font-style-complex="normal"/>
    </style:style>
    <style:style style:name="P13" style:family="paragraph" style:parent-style-name="Standard">
      <style:paragraph-properties fo:line-height="100%"/>
      <style:text-properties style:font-name="Times New Roman" fo:font-size="14pt" fo:language="uk" fo:country="UA" fo:font-weight="normal" officeooo:rsid="003cf550" officeooo:paragraph-rsid="003cf550" style:font-size-asian="12.25pt" style:font-weight-asian="normal" style:font-size-complex="14pt" style:font-weight-complex="normal"/>
    </style:style>
    <style:style style:name="P14" style:family="paragraph" style:parent-style-name="Standard">
      <style:paragraph-properties fo:line-height="100%"/>
      <style:text-properties style:font-name="Times New Roman" fo:font-size="14pt" fo:font-style="normal" officeooo:paragraph-rsid="003105dd" style:font-size-asian="14pt" style:font-style-asian="normal" style:font-size-complex="14pt" style:font-style-complex="normal"/>
    </style:style>
    <style:style style:name="P15" style:family="paragraph" style:parent-style-name="Standard">
      <style:paragraph-properties fo:line-height="100%"/>
      <style:text-properties officeooo:paragraph-rsid="001d030d"/>
    </style:style>
    <style:style style:name="P16" style:family="paragraph" style:parent-style-name="Standard">
      <style:paragraph-properties fo:line-height="100%"/>
      <style:text-properties fo:language="uk" fo:country="UA" officeooo:rsid="00222204" officeooo:paragraph-rsid="002b8dbe"/>
    </style:style>
    <style:style style:name="P17" style:family="paragraph" style:parent-style-name="Table_20_Contents">
      <style:text-properties style:font-name="Times New Roman" fo:font-size="14pt" fo:language="uk" fo:country="UA" fo:font-style="normal" officeooo:rsid="003105dd" officeooo:paragraph-rsid="003105dd" style:font-size-asian="14pt" style:font-style-asian="normal" style:font-size-complex="14pt" style:font-style-complex="normal"/>
    </style:style>
    <style:style style:name="P18" style:family="paragraph" style:parent-style-name="Table_20_Contents">
      <style:text-properties style:font-name="Times New Roman" fo:font-size="14pt" fo:language="uk" fo:country="UA" fo:font-style="normal" fo:font-weight="bold" officeooo:rsid="003105dd" officeooo:paragraph-rsid="003105dd" style:font-size-asian="14pt" style:font-style-asian="normal" style:font-weight-asian="bold" style:font-size-complex="14pt" style:font-style-complex="normal" style:font-weight-complex="bold"/>
    </style:style>
    <style:style style:name="P19" style:family="paragraph" style:parent-style-name="Table_20_Contents">
      <style:text-properties style:font-name="Times New Roman" fo:font-size="14pt" fo:language="uk" fo:country="UA" officeooo:rsid="0031dc95" officeooo:paragraph-rsid="0031dc95" style:font-size-asian="14pt" style:font-size-complex="14pt"/>
    </style:style>
    <style:style style:name="P20" style:family="paragraph" style:parent-style-name="Table_20_Contents">
      <style:paragraph-properties fo:text-align="center" style:justify-single-word="false"/>
      <style:text-properties style:font-name="Times New Roman" fo:font-size="14pt" fo:language="uk" fo:country="UA" officeooo:rsid="0031dc95" officeooo:paragraph-rsid="0031dc95" style:font-size-asian="14pt" style:font-size-complex="14pt"/>
    </style:style>
    <style:style style:name="P21" style:family="paragraph" style:parent-style-name="Table_20_Contents">
      <style:text-properties style:font-name="Times New Roman" fo:font-size="14pt" fo:language="uk" fo:country="UA" officeooo:rsid="00327975" officeooo:paragraph-rsid="00327975" style:font-size-asian="14pt" style:font-size-complex="14pt"/>
    </style:style>
    <style:style style:name="P22" style:family="paragraph" style:parent-style-name="Table_20_Contents">
      <style:text-properties style:font-name="Times New Roman" fo:font-size="14pt" fo:language="uk" fo:country="UA" officeooo:rsid="00328348" officeooo:paragraph-rsid="00328348" style:font-size-asian="14pt" style:font-size-complex="14pt"/>
    </style:style>
    <style:style style:name="P23" style:family="paragraph" style:parent-style-name="Table_20_Contents">
      <style:paragraph-properties fo:text-align="center" style:justify-single-word="false"/>
      <style:text-properties style:font-name="Times New Roman" fo:font-size="14pt" fo:language="uk" fo:country="UA" officeooo:rsid="0032f6b8" officeooo:paragraph-rsid="0032f6b8" style:font-size-asian="14pt" style:font-size-complex="14pt"/>
    </style:style>
    <style:style style:name="P24" style:family="paragraph" style:parent-style-name="Table_20_Contents">
      <style:paragraph-properties fo:text-align="center" style:justify-single-word="false"/>
      <style:text-properties style:font-name="Times New Roman" fo:font-size="14pt" fo:language="uk" fo:country="UA" officeooo:rsid="0034d5ec" officeooo:paragraph-rsid="0034d5ec" style:font-size-asian="14pt" style:font-size-complex="14pt"/>
    </style:style>
    <style:style style:name="P25" style:family="paragraph" style:parent-style-name="Table_20_Contents">
      <style:paragraph-properties fo:text-align="center" style:justify-single-word="false"/>
      <style:text-properties style:font-name="Times New Roman" fo:font-size="14pt" fo:language="uk" fo:country="UA" officeooo:rsid="0036fbce" officeooo:paragraph-rsid="0036fbce" style:font-size-asian="14pt" style:font-size-complex="14pt"/>
    </style:style>
    <style:style style:name="P26" style:family="paragraph" style:parent-style-name="Table_20_Contents">
      <style:paragraph-properties fo:text-align="center" style:justify-single-word="false"/>
      <style:text-properties style:font-name="Times New Roman" fo:font-size="14pt" fo:language="uk" fo:country="UA" fo:font-weight="bold" officeooo:rsid="0031dc95" officeooo:paragraph-rsid="0031dc95"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style:font-name="Times New Roman" fo:font-size="14pt" style:font-size-asian="14pt" style:font-size-complex="14pt"/>
    </style:style>
    <style:style style:name="T1" style:family="text">
      <style:text-properties fo:language="uk" fo:country="UA"/>
    </style:style>
    <style:style style:name="T2" style:family="text">
      <style:text-properties fo:language="en" fo:country="US"/>
    </style:style>
    <style:style style:name="T3" style:family="text">
      <style:text-properties fo:language="en" fo:country="US" officeooo:rsid="001d030d"/>
    </style:style>
    <style:style style:name="T4" style:family="text">
      <style:text-properties fo:language="en" fo:country="US" officeooo:rsid="001e2d52"/>
    </style:style>
    <style:style style:name="T5" style:family="text">
      <style:text-properties fo:language="en" fo:country="US" fo:font-style="italic" officeooo:rsid="001e2d52" style:font-style-asian="italic" style:font-style-complex="italic"/>
    </style:style>
    <style:style style:name="T6" style:family="text">
      <style:text-properties fo:language="en" fo:country="US" officeooo:rsid="0031dc95" style:font-size-asian="14pt"/>
    </style:style>
    <style:style style:name="T7" style:family="text">
      <style:text-properties officeooo:rsid="001c15a9"/>
    </style:style>
    <style:style style:name="T8" style:family="text">
      <style:text-properties style:font-name="Times New Roman" fo:font-size="14pt" fo:language="uk" fo:country="UA" officeooo:rsid="001c15a9" style:font-size-asian="12.25pt" style:font-size-complex="14pt"/>
    </style:style>
    <style:style style:name="T9" style:family="text">
      <style:text-properties style:font-name="Times New Roman" fo:font-size="14pt" fo:language="en" fo:country="US" fo:font-style="italic" officeooo:rsid="001d030d" style:font-size-asian="12.25pt" style:font-style-asian="italic" style:font-size-complex="14pt" style:font-style-complex="italic"/>
    </style:style>
    <style:style style:name="T10" style:family="text">
      <style:text-properties fo:font-variant="normal" fo:text-transform="none" fo:color="#000000" loext:opacity="100%" style:font-name="Times New Roman" fo:font-size="14pt" fo:letter-spacing="normal" fo:language="en" fo:country="US" fo:font-style="normal" fo:font-weight="normal" style:font-size-asian="14pt" style:font-size-complex="14pt"/>
    </style:style>
    <style:style style:name="T11" style:family="text">
      <style:text-properties fo:font-variant="normal" fo:text-transform="none" fo:color="#000000" loext:opacity="100%" style:font-name="Times New Roman" fo:font-size="14pt" fo:letter-spacing="normal" fo:language="en" fo:country="US" fo:font-style="italic" fo:font-weight="normal" officeooo:rsid="001d030d" style:font-size-asian="14pt" style:font-style-asian="italic" style:font-size-complex="14pt" style:font-style-complex="italic"/>
    </style:style>
    <style:style style:name="T12"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13" style:family="text">
      <style:text-properties fo:font-variant="normal" fo:text-transform="none" fo:color="#000000" loext:opacity="100%" style:font-name="Times New Roman" fo:font-size="14pt" fo:letter-spacing="normal" fo:font-style="normal" fo:font-weight="normal" officeooo:rsid="001d030d" style:font-size-asian="14pt" style:font-size-complex="14pt"/>
    </style:style>
    <style:style style:name="T14" style:family="text">
      <style:text-properties fo:font-variant="normal" fo:text-transform="none" fo:color="#000000" loext:opacity="100%" style:font-name="Times New Roman" fo:font-size="14pt" fo:letter-spacing="normal" fo:font-style="normal" fo:font-weight="normal" officeooo:rsid="00252fc2" style:font-size-asian="14pt" style:font-size-complex="14pt"/>
    </style:style>
    <style:style style:name="T15" style:family="text">
      <style:text-properties fo:font-variant="normal" fo:text-transform="none" fo:color="#000000" loext:opacity="100%" fo:letter-spacing="normal" fo:language="en" fo:country="US" fo:font-style="normal" fo:font-weight="normal"/>
    </style:style>
    <style:style style:name="T16" style:family="text">
      <style:text-properties fo:font-variant="normal" fo:text-transform="none" fo:color="#000000" loext:opacity="100%" fo:letter-spacing="normal" fo:language="en" fo:country="US" fo:font-style="italic" fo:font-weight="normal" officeooo:rsid="001d030d" style:font-size-asian="14pt" style:font-style-asian="italic" style:font-style-complex="italic"/>
    </style:style>
    <style:style style:name="T17" style:family="text">
      <style:text-properties fo:font-variant="normal" fo:text-transform="none" fo:color="#000000" loext:opacity="100%" fo:letter-spacing="normal" fo:language="en" fo:country="US" fo:font-style="italic" fo:font-weight="normal" officeooo:rsid="0020c6f7" style:font-size-asian="14pt" style:font-style-asian="italic" style:font-style-complex="italic"/>
    </style:style>
    <style:style style:name="T18" style:family="text">
      <style:text-properties fo:font-variant="normal" fo:text-transform="none" fo:color="#000000" loext:opacity="100%" fo:letter-spacing="normal" fo:language="en" fo:country="US" fo:font-style="italic" fo:font-weight="normal" officeooo:rsid="001f3537" style:font-size-asian="14pt" style:font-style-asian="italic" style:font-style-complex="italic"/>
    </style:style>
    <style:style style:name="T19" style:family="text">
      <style:text-properties fo:font-variant="normal" fo:text-transform="none" fo:color="#000000" loext:opacity="100%" fo:letter-spacing="normal" fo:language="en" fo:country="US" fo:font-style="italic" fo:font-weight="normal" officeooo:rsid="0020bc27" style:font-size-asian="14pt" style:font-style-asian="italic" style:font-style-complex="italic"/>
    </style:style>
    <style:style style:name="T20" style:family="text">
      <style:text-properties fo:font-variant="normal" fo:text-transform="none" fo:color="#000000" loext:opacity="100%" fo:letter-spacing="normal" fo:font-style="normal" fo:font-weight="normal"/>
    </style:style>
    <style:style style:name="T21" style:family="text">
      <style:text-properties fo:font-variant="normal" fo:text-transform="none" fo:color="#000000" loext:opacity="100%" fo:letter-spacing="normal" fo:font-style="normal" fo:font-weight="normal" officeooo:rsid="001d030d"/>
    </style:style>
    <style:style style:name="T22" style:family="text">
      <style:text-properties fo:font-variant="normal" fo:text-transform="none" fo:color="#000000" loext:opacity="100%" fo:letter-spacing="normal" fo:font-style="normal" fo:font-weight="normal" officeooo:rsid="0024663a"/>
    </style:style>
    <style:style style:name="T23" style:family="text">
      <style:text-properties fo:font-variant="normal" fo:text-transform="none" fo:color="#000000" loext:opacity="100%" fo:letter-spacing="normal" fo:font-style="normal" fo:font-weight="normal" officeooo:rsid="00252fc2"/>
    </style:style>
    <style:style style:name="T24" style:family="text">
      <style:text-properties fo:font-variant="normal" fo:text-transform="none" fo:color="#000000" loext:opacity="100%" fo:letter-spacing="normal" fo:font-style="normal" fo:font-weight="normal" officeooo:rsid="0027a275"/>
    </style:style>
    <style:style style:name="T25" style:family="text">
      <style:text-properties fo:font-variant="normal" fo:text-transform="none" fo:color="#000000" loext:opacity="100%" fo:letter-spacing="normal" fo:font-style="normal" fo:font-weight="normal" officeooo:rsid="002909a7"/>
    </style:style>
    <style:style style:name="T26" style:family="text">
      <style:text-properties fo:font-variant="normal" fo:text-transform="none" fo:color="#000000" loext:opacity="100%" fo:letter-spacing="normal" fo:font-style="normal" fo:font-weight="normal" officeooo:rsid="002b8dbe"/>
    </style:style>
    <style:style style:name="T27" style:family="text">
      <style:text-properties fo:font-variant="normal" fo:text-transform="none" fo:color="#000000" loext:opacity="100%" fo:letter-spacing="normal" fo:font-style="normal" fo:font-weight="normal" officeooo:rsid="002c41b8"/>
    </style:style>
    <style:style style:name="T28" style:family="text">
      <style:text-properties fo:font-variant="normal" fo:text-transform="none" fo:color="#000000" loext:opacity="100%" fo:letter-spacing="normal" fo:font-style="normal" fo:font-weight="normal" officeooo:rsid="002ceea6"/>
    </style:style>
    <style:style style:name="T29" style:family="text">
      <style:text-properties fo:font-variant="normal" fo:text-transform="none" fo:color="#000000" loext:opacity="100%" fo:letter-spacing="normal" fo:font-style="normal" fo:font-weight="normal" officeooo:rsid="00328348"/>
    </style:style>
    <style:style style:name="T30" style:family="text">
      <style:text-properties officeooo:rsid="002d950c"/>
    </style:style>
    <style:style style:name="T31" style:family="text">
      <style:text-properties officeooo:rsid="0035cf65"/>
    </style:style>
    <style:style style:name="T32" style:family="text">
      <style:text-properties style:font-size-asian="14pt"/>
    </style:style>
    <style:style style:name="T33" style:family="text">
      <style:text-properties officeooo:rsid="0031dc95" style:font-size-asian="14pt"/>
    </style:style>
    <style:style style:name="T34" style:family="text">
      <style:text-properties officeooo:rsid="003d2ea7"/>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 Опис обраної предметної області</text:span></text:p>
      <text:p text:style-name="P1">Редактори зображень - це чудовий приклад об'єднання мистецтва і технологій. Вони дозволяють користувачам творити, редагувати та обробляти зображення, використовуючи різноманітні інструменти для маніпулювання кольорами, формами, текстурами, які можуть бути порівняні з пензлем художника чи іншими інструментами традиційного мистецтва. </text:p>
      <text:p text:style-name="P1">Технології в редакторах зображень дозволяють застосовувати фільтри, ефекти, створювати колажі, виправляти помилки та вдосконалювати зображення. Такі програми надають можливості для творчого виразу та створення унікальних візуальних творів. Це яскравий приклад злиття мистецтва та технологій у світі програмного забезпечення.</text:p>
      <text:p text:style-name="P1"/>
      <text:p text:style-name="P2">2. <text:span text:style-name="T1">Опис проблеми, яка підлягає вирішенню</text:span></text:p>
      <text:p text:style-name="P3">На відміну від десктопних застосунків, веб-аналоги все ще не можуть надати і половини тих можливостей, які наявні в, наприклад, <text:span text:style-name="T2">Adobe Photoshop. </text:span>Мета цієї курсової полягає саме в розширенні можливостей користувача під час роботи в онлайн редакторі зображень шляхом додання певних нововведень, які ще не притаманні веб-застосункам в цій предметній області.</text:p>
      <text:p text:style-name="P3"/>
      <text:p text:style-name="P2">3. <text:span text:style-name="T1">Пошук п’яти програм-аналогів</text:span></text:p>
      <text:p text:style-name="P4">Для визначення, чого бракує сучасним онлайн редакторам зображень, я виберу п’ять застосунків-аналогів і зроблю їх опис. <text:span text:style-name="T7">Цими застосунками будуть: </text:span><text:span text:style-name="T3">Online Image Editor, Canva, Fotor, I Love IMG, BeFunky.</text:span></text:p>
      <text:p text:style-name="P4"/>
      <text:p text:style-name="P2">4. <text:span text:style-name="T1">Опис кожної програми-аналогу</text:span></text:p>
      <text:p text:style-name="P15"><text:span text:style-name="T8">1) </text:span><text:span text:style-name="T9">Online Image Editor, </text:span><text:span text:style-name="T11">© Marcel.</text:span></text:p>
      <text:p text:style-name="P16"><text:span text:style-name="T13">Ц</text:span><text:span text:style-name="T12">ей застосунок підтримує .</text:span><text:span text:style-name="T10">png </text:span><text:span text:style-name="T12">і .</text:span><text:span text:style-name="T10">jpg </text:span><text:span text:style-name="T12">формати, може змінювати розмір зображення, вирізати зображення прямокутної форми, додавати текст, повертати зображення. </text:span></text:p>
      <text:p text:style-name="P16"><text:span text:style-name="T12">Перевага полягає в тому, що через невелику кількість функцій інтерфейс не громіздкий. </text:span></text:p>
      <text:p text:style-name="P16"><text:span text:style-name="T12">Головним недоліком цієї програми є відсутність таких важливих функцій, як малювання ліній, вирізання за вказаною користувачем довільною формою, </text:span><text:span text:style-name="T14">застосування фільтрів</text:span><text:span text:style-name="T12"> тощо.</text:span></text:p>
      <text:p text:style-name="P6">2) <text:span text:style-name="T5">Canva, </text:span><text:span text:style-name="T16">©</text:span><text:span text:style-name="T5"> Canva.</text:span></text:p>
      <text:p text:style-name="P9"><text:span text:style-name="T21">Ц</text:span><text:span text:style-name="T20">ей застосунок підтримує .</text:span><text:span text:style-name="T15">png </text:span><text:span text:style-name="T20">і .</text:span><text:span text:style-name="T15">jpg </text:span><text:span text:style-name="T20">формати, може змінювати розмір зображення, додавати текст, </text:span><text:span text:style-name="T22">фігури, малювати лінії</text:span><text:span text:style-name="T20">. </text:span></text:p>
      <text:p text:style-name="P9"><text:span text:style-name="T20">Перевага полягає в тому, що </text:span><text:span text:style-name="T22">цей застосунок має великий обсяг шаблонів фігур та текстових рамок</text:span><text:span text:style-name="T20">. </text:span></text:p>
      <text:p text:style-name="P9"><text:span text:style-name="T20">Головним недоліком цієї програми є відсутність таких важливих функцій, як </text:span><text:span text:style-name="T22">вирізання фрагменту зображення</text:span><text:span text:style-name="T20">, </text:span><text:span text:style-name="T22">маніпуляції з повертанням зображення, </text:span><text:span text:style-name="T25">накласти інші зображення</text:span><text:span text:style-name="T20">.</text:span></text:p>
      <text:p text:style-name="P6">3) <text:span text:style-name="T5">Fotor, </text:span><text:span text:style-name="T16">© </text:span><text:span text:style-name="T17">2023 </text:span><text:span text:style-name="T18">Everimaging.</text:span></text:p>
      <text:p text:style-name="P9"><text:span text:style-name="T21">Ц</text:span><text:span text:style-name="T20">ей застосунок підтримує .</text:span><text:span text:style-name="T15">png </text:span><text:span text:style-name="T20">і .</text:span><text:span text:style-name="T15">jpg </text:span><text:span text:style-name="T20">формати, може змінювати розмір зображення, вирізати зображення прямокутної форми, додавати текст, </text:span><text:span text:style-name="T22">фігури, </text:span><text:soft-page-break/><text:span text:style-name="T22">малювати лінії,</text:span><text:span text:style-name="T20"> повертати зображення, </text:span><text:span text:style-name="T23">має список кольорокорекційних фільтрів і надає можливість створювати шари зображень, </text:span><text:span text:style-name="T29">ретушування зображень.</text:span></text:p>
      <text:p text:style-name="P9"><text:span text:style-name="T20">Перевага полягає в тому, що </text:span><text:span text:style-name="T23">наявність шарів та деяких фільтрів дозволяє створювати більш складні роботи, </text:span><text:span text:style-name="T26">ніж з іншими розглянутими редакторами.</text:span><text:span text:style-name="T20"> </text:span></text:p>
      <text:p text:style-name="P9"><text:span text:style-name="T23">Н</text:span><text:span text:style-name="T20">едолік</text:span><text:span text:style-name="T23">ами</text:span><text:span text:style-name="T20"> цієї програми є відсутність функці</text:span><text:span text:style-name="T23">ї</text:span><text:span text:style-name="T20"> вирізання за вказаною користувачем довільною формою, </text:span><text:span text:style-name="T23">відсутність пояснень до деяких складних фільтрів, можливості спотворити зображення.</text:span></text:p>
      <text:p text:style-name="P6">4) <text:span text:style-name="T5">I Love IMG, </text:span><text:span text:style-name="T16">© </text:span><text:span text:style-name="T18">iLoveIMG </text:span><text:span text:style-name="T19">2023.</text:span></text:p>
      <text:p text:style-name="P9"><text:span text:style-name="T21">Ц</text:span><text:span text:style-name="T20">ей застосунок підтримує .</text:span><text:span text:style-name="T15">png </text:span><text:span text:style-name="T20">і .</text:span><text:span text:style-name="T15">jpg </text:span><text:span text:style-name="T20">формати, може змінювати розмір зображення, вирізати зображення прямокутної форми, додавати текст, </text:span><text:span text:style-name="T22">фігури, малювати лінії,</text:span><text:span text:style-name="T20"> повертати зображення, </text:span><text:span text:style-name="T23">має список кольорокорекційних фільтрів</text:span><text:span text:style-name="T20">. </text:span></text:p>
      <text:p text:style-name="P9"><text:span text:style-name="T20">Перевага полягає в </text:span><text:span text:style-name="T24">простоті та інтуїтивності інтерфейсу</text:span><text:span text:style-name="T20">. </text:span></text:p>
      <text:p text:style-name="P9"><text:span text:style-name="T23">Н</text:span><text:span text:style-name="T20">едолік</text:span><text:span text:style-name="T23">ами</text:span><text:span text:style-name="T20"> цієї програми є відсутність функці</text:span><text:span text:style-name="T23">ї</text:span><text:span text:style-name="T20"> вирізання за вказаною користувачем довільною формою,</text:span><text:span text:style-name="T23"> можливості спотворити зображення, </text:span><text:span text:style-name="T24">відсутність можливості накладати інші зображення</text:span><text:span text:style-name="T23">.</text:span></text:p>
      <text:p text:style-name="P6">5) <text:span text:style-name="T5">BeFunky, </text:span><text:span text:style-name="T16">© </text:span><text:span text:style-name="T18">2023 BeFunky Inc.</text:span></text:p>
      <text:p text:style-name="P11"><text:span text:style-name="T21">Ц</text:span><text:span text:style-name="T20">ей застосунок підтримує .</text:span><text:span text:style-name="T15">png </text:span><text:span text:style-name="T20">і .</text:span><text:span text:style-name="T15">jpg </text:span><text:span text:style-name="T20">формати, може змінювати розмір зображення, вирізати зображення прямокутної форми, додавати текст, </text:span><text:span text:style-name="T22">фігури, малювати лінії,</text:span><text:span text:style-name="T20"> повертати зображення, </text:span><text:span text:style-name="T23">має список кольорокорекційних фільтрів, </text:span><text:span text:style-name="T24">мож</text:span><text:span text:style-name="T28">е</text:span><text:span text:style-name="T24"> накладати інші зображення</text:span><text:span text:style-name="T28">.</text:span></text:p>
      <text:p text:style-name="P10"><text:span text:style-name="T20">Перевага полягає в </text:span><text:span text:style-name="T27">широкому списку фільтів та специфічних функцій для обробки зображення</text:span><text:span text:style-name="T20">. </text:span></text:p>
      <text:p text:style-name="P10"><text:span text:style-name="T23">Н</text:span><text:span text:style-name="T20">едолік</text:span><text:span text:style-name="T23">ами</text:span><text:span text:style-name="T20"> цієї програми є відсутність функці</text:span><text:span text:style-name="T23">ї</text:span><text:span text:style-name="T20"> вирізання за вказаною користувачем довільною формою,</text:span><text:span text:style-name="T23"> можливості спотворити зображення, </text:span><text:span text:style-name="T24">відсутність </text:span><text:span text:style-name="T28">можливості регулювання послідовності накладених шарів і змін накладених зображень після накладання</text:span><text:span text:style-name="T23">.</text:span></text:p>
      <text:p text:style-name="P8"><text:span text:style-name="T23"/></text:p>
      <text:p text:style-name="P2">5. <text:span text:style-name="T1">Порівняння існуючих програм-аналогів</text:span></text:p>
      <text:p text:style-name="P5">Тепер <text:span text:style-name="T30">я </text:span>визнач<text:span text:style-name="T30">у</text:span> <text:span text:style-name="T30">основні властивості та створю таблицю для порівняння:</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17"/>
          </table:table-cell>
          <table:table-cell table:style-name="Таблица1.A1" office:value-type="string">
            <text:p text:style-name="P14"><text:span text:style-name="T3">Online Image Editor</text:span></text:p>
          </table:table-cell>
          <table:table-cell table:style-name="Таблица1.A1" office:value-type="string">
            <text:p text:style-name="P12"><text:span text:style-name="T4">Canva</text:span></text:p>
          </table:table-cell>
          <table:table-cell table:style-name="Таблица1.A1" office:value-type="string">
            <text:p text:style-name="P12"><text:span text:style-name="T4">Fotor</text:span></text:p>
          </table:table-cell>
          <table:table-cell table:style-name="Таблица1.A1" office:value-type="string">
            <text:p text:style-name="P12"><text:span text:style-name="T4">I Love IMG</text:span></text:p>
          </table:table-cell>
          <table:table-cell table:style-name="Таблица1.A1" office:value-type="string">
            <text:p text:style-name="P12"><text:span text:style-name="T4">BeFunky</text:span></text:p>
          </table:table-cell>
          <table:table-cell table:style-name="Таблица1.G1" office:value-type="string">
            <text:p text:style-name="P18">Власний прграмний засіб</text:p>
          </table:table-cell>
        </table:table-row>
        <table:table-row>
          <table:table-cell table:style-name="Таблица1.A2" office:value-type="string">
            <text:p text:style-name="P19">Підтримка .<text:span text:style-name="T2">png</text:span></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G2" office:value-type="string">
            <text:p text:style-name="P26">+</text:p>
          </table:table-cell>
        </table:table-row>
        <table:table-row>
          <table:table-cell table:style-name="Таблица1.A2" office:value-type="string">
            <text:p text:style-name="P19">Підтримка .<text:span text:style-name="T2">jpg</text:span></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G2" office:value-type="string">
            <text:p text:style-name="P26">+</text:p>
          </table:table-cell>
        </table:table-row>
        <table:table-row>
          <table:table-cell table:style-name="Таблица1.A2" office:value-type="string">
            <text:p text:style-name="P19">Підтримка .<text:span text:style-name="T2">ico</text:span></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G2" office:value-type="string">
            <text:p text:style-name="P26">+</text:p>
          </table:table-cell>
        </table:table-row>
        <table:table-row>
          <table:table-cell table:style-name="Таблица1.A2" office:value-type="string">
            <text:p text:style-name="P21">Вирізання фрагменту прямокутної форми</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G2" office:value-type="string">
            <text:p text:style-name="P26">+</text:p>
          </table:table-cell>
        </table:table-row>
        <table:table-row>
          <table:table-cell table:style-name="Таблица1.A2" office:value-type="string">
            <text:p text:style-name="P21">Вирізання фрагменту <text:span text:style-name="T31">довільної</text:span> форми</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G2" office:value-type="string">
            <text:p text:style-name="P26">+</text:p>
          </table:table-cell>
        </table:table-row>
        <table:table-row>
          <table:table-cell table:style-name="Таблица1.A2" office:value-type="string">
            <text:p text:style-name="P22">Зміна розміру зображення</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G2" office:value-type="string">
            <text:p text:style-name="P26">+</text:p>
          </table:table-cell>
        </table:table-row>
        <table:table-row>
          <table:table-cell table:style-name="Таблица1.A2" office:value-type="string">
            <text:p text:style-name="P22">Повертання зображення</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G2" office:value-type="string">
            <text:p text:style-name="P26">+</text:p>
          </table:table-cell>
        </table:table-row>
        <text:soft-page-break/>
        <table:table-row>
          <table:table-cell table:style-name="Таблица1.A2" office:value-type="string">
            <text:p text:style-name="P22">Малювання ліній</text:p>
          </table:table-cell>
          <table:table-cell table:style-name="Таблица1.A2" office:value-type="string">
            <text:p text:style-name="P20">-</text:p>
          </table:table-cell>
          <table:table-cell table:style-name="Таблица1.A2" office:value-type="string">
            <text:p text:style-name="P25">+</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G2" office:value-type="string">
            <text:p text:style-name="P26">+</text:p>
          </table:table-cell>
        </table:table-row>
        <table:table-row>
          <table:table-cell table:style-name="Таблица1.A2" office:value-type="string">
            <text:p text:style-name="P22">Накладання зображень</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4">+</text:p>
          </table:table-cell>
          <table:table-cell table:style-name="Таблица1.A2" office:value-type="string">
            <text:p text:style-name="P27">-</text:p>
          </table:table-cell>
          <table:table-cell table:style-name="Таблица1.A2" office:value-type="string">
            <text:p text:style-name="P24">+</text:p>
          </table:table-cell>
          <table:table-cell table:style-name="Таблица1.G2" office:value-type="string">
            <text:p text:style-name="P26">+</text:p>
          </table:table-cell>
        </table:table-row>
        <table:table-row>
          <table:table-cell table:style-name="Таблица1.A2" office:value-type="string">
            <text:p text:style-name="P22">Наявність фільтрів</text:p>
          </table:table-cell>
          <table:table-cell table:style-name="Таблица1.A2" office:value-type="string">
            <text:p text:style-name="P27">-</text:p>
          </table:table-cell>
          <table:table-cell table:style-name="Таблица1.A2" office:value-type="string">
            <text:p text:style-name="P24">-</text:p>
          </table:table-cell>
          <table:table-cell table:style-name="Таблица1.A2" office:value-type="string">
            <text:p text:style-name="P24">+</text:p>
          </table:table-cell>
          <table:table-cell table:style-name="Таблица1.A2" office:value-type="string">
            <text:p text:style-name="P24">+</text:p>
          </table:table-cell>
          <table:table-cell table:style-name="Таблица1.A2" office:value-type="string">
            <text:p text:style-name="P24">+</text:p>
          </table:table-cell>
          <table:table-cell table:style-name="Таблица1.G2" office:value-type="string">
            <text:p text:style-name="P26">+</text:p>
          </table:table-cell>
        </table:table-row>
        <table:table-row>
          <table:table-cell table:style-name="Таблица1.A2" office:value-type="string">
            <text:p text:style-name="P22">Функція спотворення зображення</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G2" office:value-type="string">
            <text:p text:style-name="P26">+</text:p>
          </table:table-cell>
        </table:table-row>
        <table:table-row>
          <table:table-cell table:style-name="Таблица1.A2" office:value-type="string">
            <text:p text:style-name="P22">Додання тексту</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A2" office:value-type="string">
            <text:p text:style-name="P20">+</text:p>
          </table:table-cell>
          <table:table-cell table:style-name="Таблица1.G2" office:value-type="string">
            <text:p text:style-name="P26">+</text:p>
          </table:table-cell>
        </table:table-row>
        <table:table-row>
          <table:table-cell table:style-name="Таблица1.A2" office:value-type="string">
            <text:p text:style-name="P22">Додання фігур</text:p>
          </table:table-cell>
          <table:table-cell table:style-name="Таблица1.A2" office:value-type="string">
            <text:p text:style-name="P27">-</text:p>
          </table:table-cell>
          <table:table-cell table:style-name="Таблица1.A2" office:value-type="string">
            <text:p text:style-name="P23">+</text:p>
          </table:table-cell>
          <table:table-cell table:style-name="Таблица1.A2" office:value-type="string">
            <text:p text:style-name="P24">+</text:p>
          </table:table-cell>
          <table:table-cell table:style-name="Таблица1.A2" office:value-type="string">
            <text:p text:style-name="P24">+</text:p>
          </table:table-cell>
          <table:table-cell table:style-name="Таблица1.A2" office:value-type="string">
            <text:p text:style-name="P24">+</text:p>
          </table:table-cell>
          <table:table-cell table:style-name="Таблица1.G2" office:value-type="string">
            <text:p text:style-name="P26">+</text:p>
          </table:table-cell>
        </table:table-row>
        <table:table-row>
          <table:table-cell table:style-name="Таблица1.A2" office:value-type="string">
            <text:p text:style-name="P22">Ретушування</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A2" office:value-type="string">
            <text:p text:style-name="P23">+</text:p>
          </table:table-cell>
          <table:table-cell table:style-name="Таблица1.A2" office:value-type="string">
            <text:p text:style-name="P27">-</text:p>
          </table:table-cell>
          <table:table-cell table:style-name="Таблица1.A2" office:value-type="string">
            <text:p text:style-name="P27">-</text:p>
          </table:table-cell>
          <table:table-cell table:style-name="Таблица1.G2" office:value-type="string">
            <text:p text:style-name="P26">+</text:p>
          </table:table-cell>
        </table:table-row>
      </table:table>
      <text:p text:style-name="P5"/>
      <text:p text:style-name="P2">6. <text:span text:style-name="T1">Актуальність розробки власного програмного засобу</text:span></text:p>
      <text:p text:style-name="P7">Виходячи з результатів порівняння існуючих застосунків, я прийшов до висновку, що актуальність власного програмного засобу полягає у наявності таких цікавих функцій, як вирізання фрагментів довільної форми, спотворення зображення, підтримки формату <text:span text:style-name="T33">.</text:span><text:span text:style-name="T6">ico. </text:span><text:span text:style-name="T32">До того ж, власний застосунок зможе надати зручний функціонал для накладання шарів зображення та подальшого їх редагування, на відміну від більшості інших застосунків. Це розширить горизонти можливого користувачів для редагування зображень.</text:span></text:p>
      <text:p text:style-name="P7"/>
      <text:p text:style-name="P2">7. <text:span text:style-name="T1">Складення переліку вимог до програмної системи</text:span></text:p>
      <text:p text:style-name="P13">Виходячи з аналізу, власний програмний засіб мусить відповідати наступним вимогам:</text:p>
      <text:p text:style-name="P13">- підтримувати формати <text:span text:style-name="T33">.</text:span><text:span text:style-name="T6">png, </text:span><text:span text:style-name="T33">.</text:span><text:span text:style-name="T6">jpg </text:span><text:span text:style-name="T32">та </text:span><text:span text:style-name="T33">.</text:span><text:span text:style-name="T6">ico;</text:span></text:p>
      <text:p text:style-name="P13">- надавати функціонал для вирізання фрагменту фото як прямокутної, так і довільної форми;</text:p>
      <text:p text:style-name="P13">- <text:span text:style-name="T34">надавати можливість зміни розміру зображення та його повертання.</text:span></text:p>
      <text:p text:style-name="P13">- <text:span text:style-name="T34">надавати можливість накладання інших зображень, фігур та тексту із можливістю подальшого редагування і зміни послідовності шарів після накладання на основне зображення;</text:span></text:p>
      <text:p text:style-name="P13">- <text:span text:style-name="T34">надавати можливість малювати лінії із вказаним розміром і кольором;</text:span></text:p>
      <text:p text:style-name="P13">- <text:span text:style-name="T34">надавати можливість застосування кольорокорекційних фільтрів та ретушування зображення;</text:span></text:p>
      <text:p text:style-name="P13">- <text:span text:style-name="T34">надавати можливість спотворення зображення.</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Arial"/>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0T07:25:40.722000000</meta:creation-date>
    <dc:date>2023-11-20T10:13:42.458000000</dc:date>
    <meta:editing-duration>PT2H47M41S</meta:editing-duration>
    <meta:editing-cycles>46</meta:editing-cycles>
    <meta:generator>LibreOffice/7.5.3.2$Windows_X86_64 LibreOffice_project/9f56dff12ba03b9acd7730a5a481eea045e468f3</meta:generator>
    <meta:document-statistic meta:table-count="1" meta:image-count="0" meta:object-count="0" meta:page-count="3" meta:paragraph-count="145" meta:word-count="804" meta:character-count="5743" meta:non-whitespace-character-count="5075"/>
  </office:meta>
</office:document-meta>
</file>